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1425" officeooo:paragraph-rsid="000e1425"/>
    </style:style>
    <style:style style:name="P2" style:family="paragraph" style:parent-style-name="Standard">
      <style:text-properties officeooo:rsid="000e1425" officeooo:paragraph-rsid="000fc21f"/>
    </style:style>
    <style:style style:name="P3" style:family="paragraph" style:parent-style-name="Standard">
      <style:text-properties officeooo:rsid="000fc21f" officeooo:paragraph-rsid="000fc21f"/>
    </style:style>
    <style:style style:name="P4" style:family="paragraph" style:parent-style-name="Standard">
      <style:text-properties officeooo:rsid="000ff6af" officeooo:paragraph-rsid="000ff6af"/>
    </style:style>
    <style:style style:name="T1" style:family="text">
      <style:text-properties officeooo:rsid="000fc21f"/>
    </style:style>
    <style:style style:name="T2" style:family="text">
      <style:text-properties officeooo:rsid="000ff6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ter Timer</text:p>
      <text:p text:style-name="P1"/>
      <text:p text:style-name="P2"><text:span text:style-name="T1">MAIN LOOP</text:span></text:p>
      <text:p text:style-name="P3"/>
      <text:p text:style-name="P4">CONSTANTS</text:p>
      <text:p text:style-name="P4">WATERTIME = 300</text:p>
      <text:p text:style-name="P3"/>
      <text:p text:style-name="P3">Check current water level (to ensure pump is fully submerged)</text:p>
      <text:p text:style-name="P3">Check current state of pump (To determine what action to take next)</text:p>
      <text:p text:style-name="P2"><text:tab/><text:span text:style-name="T1">IF pumpState is OFF</text:span></text:p>
      <text:p text:style-name="P2"><text:tab/><text:tab/><text:span text:style-name="T1">Check time since last watered</text:span></text:p>
      <text:p text:style-name="P2"><text:tab/><text:tab/><text:tab/><text:span text:style-name="T1">IF timeSinceLastWatered &gt; 24 hours</text:span></text:p>
      <text:p text:style-name="P2"><text:tab/><text:tab/><text:tab/><text:tab/><text:span text:style-name="T1">Turn on Pump</text:span></text:p>
      <text:p text:style-name="P2"><text:tab/><text:tab/><text:tab/><text:tab/><text:span text:style-name="T1">timeSinceLastWatered = 0</text:span></text:p>
      <text:p text:style-name="P2"><text:tab/><text:tab/><text:tab/><text:tab/><text:span text:style-name="T2">pumpRunningTime = 0</text:span></text:p>
      <text:p text:style-name="P2"><text:tab/><text:span text:style-name="T2">IF pumpState is ON</text:span></text:p>
      <text:p text:style-name="P2"><text:tab/><text:tab/><text:span text:style-name="T2">Check water level</text:span></text:p>
      <text:p text:style-name="P2"><text:tab/><text:tab/><text:span text:style-name="T2">IF waterLevel is below pump</text:span></text:p>
      <text:p text:style-name="P2"><text:tab/><text:tab/><text:tab/><text:span text:style-name="T2">Turn off pump</text:span></text:p>
      <text:p text:style-name="P2"><text:tab/><text:tab/><text:span text:style-name="T2">Check time pump has been running for</text:span></text:p>
      <text:p text:style-name="P2"><text:tab/><text:tab/><text:span text:style-name="T2">IF pumpRunningTime &gt; WATERTIME</text:span></text:p>
      <text:p text:style-name="P2"><text:tab/><text:tab/><text:tab/><text:span text:style-name="T2">Turn off pump</text:span></text:p>
      <text:p text:style-name="P2"><text:tab/><text:tab/><text:tab/><text:tab/></text:p>
      <text:p text:style-name="P2"><text:tab/><text:tab/><text:tab/><text:tab/></text:p>
      <text:p text:style-name="P2">IF timeSinceLastWater &gt; 24 hours</text:p>
      <text:p text:style-name="P1"><text:tab/>IF waterLevel above safe pumping level</text:p>
      <text:p text:style-name="P1"><text:tab/><text:tab/>TurnOnPump for 5 Minutes</text:p>
      <text:p text:style-name="P1"/>
      <text:p text:style-name="P1">bool TurnOnPump()</text:p>
      <text:p text:style-name="P1"><text:tab/>CloseRelay()</text:p>
      <text:p text:style-name="P1"><text:tab/>return TRUE</text:p>
      <text:p text:style-name="P1"><text:tab/>#Returns pump on/off state</text:p>
      <text:p text:style-name="P1"/>
      <text:p text:style-name="P1">CloseRelay()</text:p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1:49:27.756570065</meta:creation-date>
    <dc:date>2021-02-23T04:28:26.828307096</dc:date>
    <meta:editing-duration>P13DT16H8M8S</meta:editing-duration>
    <meta:editing-cycles>1</meta:editing-cycles>
    <meta:document-statistic meta:table-count="0" meta:image-count="0" meta:object-count="0" meta:page-count="1" meta:paragraph-count="30" meta:word-count="107" meta:character-count="683" meta:non-whitespace-character-count="555"/>
    <meta:generator>LibreOffice/6.4.6.2$Linux_X86_64 LibreOffice_project/40$Build-2</meta:generator>
  </office:meta>
</office:document-meta>
</file>